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74000002F88B0C32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5.5cm" svg:height="1.119cm" svg:x="6cm" svg:y="1cm">
          <draw:text-box>
            <text:p><text:span text:style-name="T1">Master Head</text:span></text:p>
          </draw:text-box>
        </draw:frame>
        <draw:frame draw:style-name="gr1" draw:text-style-name="P2" draw:layer="layout" svg:width="12.5cm" svg:height="0.806cm" svg:x="15.5cm" svg:y="20.194cm">
          <draw:text-box>
            <text:p><text:span text:style-name="T2">i4Change – empower people to exceed expectations</text:span></text:p>
          </draw:text-box>
        </draw:frame>
        <draw:frame draw:style-name="gr2" draw:text-style-name="P3" draw:layer="layout" svg:width="27.999cm" svg:height="17.5cm" svg:x="0.005cm" svg:y="2.5cm">
          <draw:image xlink:href="Pictures/1000000000000674000002F88B0C321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3T08:47:38</meta:creation-date>
    <meta:editing-duration>PT00H04M26S</meta:editing-duration>
    <meta:editing-cycles>3</meta:editing-cycles>
    <dc:date>2009-03-23T09:36:08</dc:date>
    <meta:generator>OpenOffice.org/3.0$Unix OpenOffice.org_project/300m15$Build-9379</meta:generator>
    <meta:document-statistic meta:object-count="26"/>
  </office:meta>
</office:document-meta>
</file>